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70.8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46.62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5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uperuse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otyfikacje automatyczne</text:p>
          </table:table-cell>
          <table:table-cell table:number-columns-repeated="3"/>
          <table:table-cell table:style-name="ce3" office:value-type="string" calcext:value-type="string">
            <text:p>TP_pythonanywhere</text:p>
          </table:table-cell>
          <table:table-cell table:style-name="ce3" office:value-type="string" calcext:value-type="string">
            <text:p>TP_localserver</text:p>
          </table:table-cell>
        </table:table-row>
        <table:table-row table:style-name="ro2">
          <table:table-cell office:value-type="string" calcext:value-type="string">
            <text:p>Gmail</text:p>
          </table:table-cell>
          <table:table-cell office:value-type="string" calcext:value-type="string">
            <text:p>travel_planner_notification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office:value-type="string" calcext:value-type="string">
            <text:p>mgrzdjvgyvdmytyy</text:p>
          </table:table-cell>
          <table:table-cell table:style-name="ce4" office:value-type="string" calcext:value-type="string">
            <text:p>ahophzdeysinmvcl</text:p>
          </table:table-cell>
        </table:table-row>
        <table:table-row table:style-name="ro3">
          <table:table-cell table:number-columns-repeated="5"/>
          <table:table-cell table:style-name="ce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ervis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2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ordinat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Coordinator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supervisortravels@gmail.com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planner</text:p>
          </table:table-cell>
          <table:table-cell office:value-type="string" calcext:value-type="string">
            <text:p>nieaktywne</text:p>
          </table:table-cell>
          <table:table-cell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admin@onet.pl" xlink:type="simple">travel.planner.admin@onet.pl</text:a>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1_Travel_planner_admi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employee_1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thoanywhere User name</text:p>
          </table:table-cell>
          <table:table-cell office:value-type="string" calcext:value-type="string">
            <text:p>michaeladams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0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travel.planner.employee1@onet.pl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1 0 _ T r a v e l p l a n n e r</text:p>
          </table:table-cell>
          <table:table-cell office:value-type="string" calcext:value-type="string">
            <text:p>bez spacji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_2</text:p>
          </table:table-cell>
          <table:table-cell office:value-type="string" calcext:value-type="string">
            <text:p>password:</text:p>
          </table:table-cell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t</text:p>
          </table:table-cell>
          <table:table-cell office:value-type="string" calcext:value-type="string">
            <text:p><text:a xlink:href="mailto:travel.planner.user_2@onet.pl" xlink:type="simple">travel.planner.user_2@onet.pl</text:a></text:p>
          </table:table-cell>
          <table:table-cell office:value-type="string" calcext:value-type="string">
            <text:p>password: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23randompassword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 User name</text:p>
          </table:table-cell>
          <table:table-cell office:value-type="string" calcext:value-type="string">
            <text:p>user3</text:p>
          </table:table-cell>
          <table:table-cell/>
          <table:table-cell office:value-type="string" calcext:value-type="string">
            <text:p>9_travelplann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ser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employee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wal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n.kowalski@op.pl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mploye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iewic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.mickiewicz@gmail.co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rystalwilkinson</text:p>
          </table:table-cell>
          <table:table-cell table:number-columns-repeated="2"/>
          <table:table-cell office:value-type="string" calcext:value-type="string">
            <text:p>8_travelplann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import requests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username = 'pawelkowalik'</text:p>
          </table:table-cell>
          <table:table-cell table:number-columns-repeated="5"/>
        </table:table-row>
        <table:table-row table:style-name="ro5">
          <table:table-cell table:style-name="ce1" office:value-type="string" calcext:value-type="string">
            <text:p>token = '34f6961d165da5ad44690ad98a6d42916d8a16a7'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response = requests.get(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'https://www.pythonanywhere.com/api/v0/user/{username}/cpu/'.format(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6"/>username=username</text:p>
          </table:table-cell>
          <table:table-cell table:number-columns-repeated="5"/>
        </table:table-row>
        <table:table-row table:style-name="ro1" table:number-rows-repeated="7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<text:s text:c="2"/>),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<text:s text:c="2"/>headers={'Authorization': 'Token {token}'.format(token=token)}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)</text:p>
          </table:table-cell>
          <table:table-cell table:number-columns-repeated="5"/>
        </table:table-row>
        <table:table-row table:style-name="ro7">
          <table:table-cell table:style-name="ce1" office:value-type="string" calcext:value-type="string">
            <text:p>if response.status_code == 200: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<text:s text:c="2"/>print('CPU quota info:')</text:p>
          </table:table-cell>
          <table:table-cell table:number-columns-repeated="5"/>
        </table:table-row>
        <table:table-row table:style-name="ro7">
          <table:table-cell table:style-name="ce1" office:value-type="string" calcext:value-type="string">
            <text:p><text:s text:c="2"/>print(response.content)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se:</text:p>
          </table:table-cell>
          <table:table-cell table:number-columns-repeated="5"/>
        </table:table-row>
        <table:table-row table:style-name="ro8">
          <table:table-cell table:style-name="ce1" office:value-type="string" calcext:value-type="string">
            <text:p><text:s text:c="2"/>print('Got unexpected status code {}: {!r}'.format(response.status_code, response.content)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.00.0000</text:date>, <text:time style:data-style-name="N2" text:time-value="13:52:22.727757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21:49:52.963833703</meta:creation-date>
    <dc:date>2020-05-03T21:57:38.801338107</dc:date>
    <meta:editing-duration>P1DT11H1M26S</meta:editing-duration>
    <meta:editing-cycles>9</meta:editing-cycles>
    <meta:generator>LibreOffice/6.0.7.3$Linux_X86_64 LibreOffice_project/00m0$Build-3</meta:generator>
    <meta:document-statistic meta:table-count="1" meta:cell-count="91" meta:object-count="0"/>
  </office:meta>
</office:document-meta>
</file>